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9fa7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officeooo:paragraph-rsid="00256685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9fa7f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c2e18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4c5858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4"/>
      <text:p text:style-name="P14"/>
      <text:p text:style-name="P14"/>
      <text:p text:style-name="P14"/>
      <text:p text:style-name="P14">Declaração De Matrícula</text:p>
      <text:p text:style-name="P15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</text:span><text:span text:style-name="T6">Abono de Família</text:span><text:span text:style-name="T10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7">ADSE/</text:span><text:span text:style-name="T6">ADM/SAD/SSMJ</text:span><text:span text:style-name="T10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8">pedido de</text:span><text:span text:style-name="T10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9">efeitos</text:span><text:span text:style-name="T10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6">acesso ao passe «sub23@superior.tp»</text:span><text:span text:style-name="T10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8"/>
      <text:p text:style-name="P8"><text:span text:style-name="T12">Faculdade de </text:span><text:span text:style-name="T2">Medicina Veterinária</text:span><text:span text:style-name="T12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4">.</text:span></text:p>
      <text:p text:style-name="P16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1"><text:span text:style-name="T15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0"><text:span text:style-name="T18">Divisão</text:span> Académica,</text:p>
            <text:p text:style-name="P10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8"><text:text-input text:description="[#if hasPricetag]">[#if hasPricetag]</text:text-input></text:p>
            <text:p text:style-name="P21"><text:span text:style-name="T15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3T17:41:14.238524208</dc:date>
    <meta:editing-duration>PT1H10M23S</meta:editing-duration>
    <meta:editing-cycles>4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7" meta:non-whitespace-character-count="3142"/>
  </office:meta>
</office:document-meta>
</file>